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vision" table:style-name="ta1">
        <table:shapes>
          <draw:frame draw:z-index="0" draw:style-name="gr1" draw:text-style-name="P1" svg:width="3.0378in" svg:height="3.5429in" svg:x="7.5031in" svg:y="1.6555in">
            <draw:object draw:notify-on-update-of-ranges="Division.B26:Division.B27 Division.C25:Division.C25 Division.C26:Division.C27 Division.C29:Division.C30 Division.D25:Division.D25 Division.D26:Division.D27 Division.D29:Division.D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Portion</text:p>
          </table:table-cell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Version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call</text:p>
          </table:table-cell>
          <table:table-cell table:style-name="ce5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138-168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-mamut-1</text:p>
          </table:table-cell>
          <table:table-cell table:style-name="ce3"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SUM([.F2:.G2])/[.H2]" office:value-type="float" office:value="0.368421052631579" calcext:value-type="float">
            <text:p>0.368421052631579</text:p>
          </table:table-cell>
          <table:table-cell table:formula="of:=[.F2]/SUM([.F2:.G2])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108-138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-mamut-2</text:p>
          </table:table-cell>
          <table:table-cell table:style-name="ce3" office:value-type="string" calcext:value-type="string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([.F3:.G3])/[.H3]" office:value-type="float" office:value="0.111111111111111" calcext:value-type="float">
            <text:p>0.111111111111111</text:p>
          </table:table-cell>
          <table:table-cell table:formula="of:=[.F3]/SUM([.F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108-138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-mamut-3</text:p>
          </table:table-cell>
          <table:table-cell table:style-name="ce3" office:value-type="string" calcext:value-type="string">
            <text:p>v2.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SUM([.F4:.G4])/[.H4]" office:value-type="float" office:value="0.225" calcext:value-type="float">
            <text:p>0.225</text:p>
          </table:table-cell>
          <table:table-cell table:formula="of:=[.F4]/SUM([.F4:.G4])"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138-168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-mamut-5</text:p>
          </table:table-cell>
          <table:table-cell table:style-name="ce3" office:value-type="string" calcext:value-type="string">
            <text:p>v2.5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([.F5:.G5])/[.H5]" office:value-type="float" office:value="0.416666666666667" calcext:value-type="float">
            <text:p>0.416666666666667</text:p>
          </table:table-cell>
          <table:table-cell table:formula="of:=[.F5]/SUM([.F5:.G5]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50-8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-mamut-1</text:p>
          </table:table-cell>
          <table:table-cell table:style-name="ce3" office:value-type="string" calcext:value-type="string">
            <text:p>v2.5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SUM([.F6:.G6])/[.H6]" office:value-type="float" office:value="0.36734693877551" calcext:value-type="float">
            <text:p>0.36734693877551</text:p>
          </table:table-cell>
          <table:table-cell table:formula="of:=[.F6]/SUM([.F6:.G6]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50-8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-mamut-2</text:p>
          </table:table-cell>
          <table:table-cell table:style-name="ce3" office:value-type="string" calcext:value-type="string">
            <text:p>2.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([.F7:.G7])/[.H7]" office:value-type="float" office:value="0.21875" calcext:value-type="float">
            <text:p>0.21875</text:p>
          </table:table-cell>
          <table:table-cell table:formula="of:=[.F7]/SUM([.F7:.G7])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10-4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-mamut-3</text:p>
          </table:table-cell>
          <table:table-cell table:style-name="ce3" office:value-type="string" calcext:value-type="string">
            <text:p>2.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SUM([.F8:.G8])/[.H8]" office:value-type="float" office:value="0" calcext:value-type="float">
            <text:p>0</text:p>
          </table:table-cell>
          <table:table-cell table:formula="of:=[.F8]/SUM([.F8:.G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10-4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-mamut-4</text:p>
          </table:table-cell>
          <table:table-cell table:style-name="ce3" office:value-type="string" calcext:value-type="string">
            <text:p>v2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SUM([.F9:.G9])/[.H9]" office:value-type="float" office:value="0.127659574468085" calcext:value-type="float">
            <text:p>0.127659574468085</text:p>
          </table:table-cell>
          <table:table-cell table:formula="of:=[.F9]/SUM([.F9:.G9]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20-5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_mamut-1.0rev.1rev</text:p>
          </table:table-cell>
          <table:table-cell table:style-name="ce3" office:value-type="string" calcext:value-type="string">
            <text:p>v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SUM([.F10:.G10])/[.H10]" office:value-type="float" office:value="0.125" calcext:value-type="float">
            <text:p>0.125</text:p>
          </table:table-cell>
          <table:table-cell table:formula="of:=[.F10]/SUM([.F10:.G10])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20-5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_mamut-3.0rev.1rev</text:p>
          </table:table-cell>
          <table:table-cell table:style-name="ce3" office:value-type="string" calcext:value-type="string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([.F11:.G11])/[.H11]" office:value-type="float" office:value="0.0625" calcext:value-type="float">
            <text:p>0.0625</text:p>
          </table:table-cell>
          <table:table-cell table:formula="of:=[.F11]/SUM([.F11:.G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60-9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_mamut-2.0rev.1rev.1rev</text:p>
          </table:table-cell>
          <table:table-cell table:style-name="ce3"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([.F12:.G12])/[.H12]" office:value-type="float" office:value="0.103448275862069" calcext:value-type="float">
            <text:p>0.103448275862069</text:p>
          </table:table-cell>
          <table:table-cell table:formula="of:=[.F12]/SUM([.F12:.G12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60-9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ataset_mamut-4.0rev.1rev.1rev</text:p>
          </table:table-cell>
          <table:table-cell table:style-name="ce3" office:value-type="string" calcext:value-type="string">
            <text:p>v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SUM([.F13:.G13])/[.H13]" office:value-type="float" office:value="0.0793650793650794" calcext:value-type="float">
            <text:p>0.079365079365079</text:p>
          </table:table-cell>
          <table:table-cell table:formula="of:=[.F13]/SUM([.F13:.G13])" office:value-type="float" office:value="0.4" calcext:value-type="float">
            <text:p>0.4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v Identification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10-40</text:p>
          </table:table-cell>
          <table:table-cell table:formula="of:=[.I8]" office:value-type="float" office:value="0" calcext:value-type="float">
            <text:p>0</text:p>
          </table:table-cell>
          <table:table-cell table:formula="of:=[.I9]" office:value-type="float" office:value="0.127659574468085" calcext:value-type="float">
            <text:p>0.127659574468085</text:p>
          </table:table-cell>
          <table:table-cell table:formula="of:=[.J8]" office:value-type="string" office:string-value="" calcext:value-type="error">
            <text:p>#DIV/0!</text:p>
          </table:table-cell>
          <table:table-cell table:formula="of:=[.J9]" office:value-type="float" office:value="0.666666666666667" calcext:value-type="float">
            <text:p>0.6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50-80</text:p>
          </table:table-cell>
          <table:table-cell table:formula="of:=[.I7]" office:value-type="float" office:value="0.21875" calcext:value-type="float">
            <text:p>0.21875</text:p>
          </table:table-cell>
          <table:table-cell table:formula="of:=[.I6]" office:value-type="float" office:value="0.36734693877551" calcext:value-type="float">
            <text:p>0.36734693877551</text:p>
          </table:table-cell>
          <table:table-cell table:formula="of:=[.J7]" office:value-type="float" office:value="0.571428571428571" calcext:value-type="float">
            <text:p>0.571428571428571</text:p>
          </table:table-cell>
          <table:table-cell table:formula="of:=[.J6]" office:value-type="float" office:value="0.666666666666667" calcext:value-type="float">
            <text:p>0.6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108-138</text:p>
          </table:table-cell>
          <table:table-cell table:formula="of:=[.I3]" office:value-type="float" office:value="0.111111111111111" calcext:value-type="float">
            <text:p>0.111111111111111</text:p>
          </table:table-cell>
          <table:table-cell table:formula="of:=[.I4]" office:value-type="float" office:value="0.225" calcext:value-type="float">
            <text:p>0.225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.555555555555556" calcext:value-type="float">
            <text:p>0.55555555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138-168</text:p>
          </table:table-cell>
          <table:table-cell table:formula="of:=[.I2]" office:value-type="float" office:value="0.368421052631579" calcext:value-type="float">
            <text:p>0.368421052631579</text:p>
          </table:table-cell>
          <table:table-cell table:formula="of:=[.I5]" office:value-type="float" office:value="0.416666666666667" calcext:value-type="float">
            <text:p>0.416666666666667</text:p>
          </table:table-cell>
          <table:table-cell table:formula="of:=[.J2]" office:value-type="float" office:value="0.428571428571429" calcext:value-type="float">
            <text:p>0.428571428571429</text:p>
          </table:table-cell>
          <table:table-cell table:formula="of:=[.J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20-50</text:p>
          </table:table-cell>
          <table:table-cell table:formula="of:=[.I11]" office:value-type="float" office:value="0.0625" calcext:value-type="float">
            <text:p>0.0625</text:p>
          </table:table-cell>
          <table:table-cell table:formula="of:=[.I10]" office:value-type="float" office:value="0.125" calcext:value-type="float">
            <text:p>0.125</text:p>
          </table:table-cell>
          <table:table-cell table:formula="of:=[.J11]" office:value-type="float" office:value="0" calcext:value-type="float">
            <text:p>0</text:p>
          </table:table-cell>
          <table:table-cell table:formula="of:=[.J10]" office:value-type="float" office:value="0.428571428571429" calcext:value-type="float">
            <text:p>0.42857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60-90</text:p>
          </table:table-cell>
          <table:table-cell table:formula="of:=[.I12]" office:value-type="float" office:value="0.103448275862069" calcext:value-type="float">
            <text:p>0.103448275862069</text:p>
          </table:table-cell>
          <table:table-cell table:formula="of:=[.I13]" office:value-type="float" office:value="0.0793650793650794" calcext:value-type="float">
            <text:p>0.079365079365079</text:p>
          </table:table-cell>
          <table:table-cell table:formula="of:=[.J12]" office:value-type="float" office:value="0.333333333333333" calcext:value-type="float">
            <text:p>0.333333333333333</text:p>
          </table:table-cell>
          <table:table-cell table:formula="of:=[.J13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17]" office:value-type="string" office:string-value="TGMM 2.0" calcext:value-type="string">
            <text:p>TGMM 2.0</text:p>
          </table:table-cell>
          <table:table-cell table:formula="of:=[.D17]" office:value-type="string" office:string-value="F-TGMM v2.5" calcext:value-type="string">
            <text:p>F-TGMM v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Identification</text:p>
          </table:table-cell>
          <table:table-cell table:formula="of:=AVERAGE([.C18:.C23])" office:value-type="float" office:value="0.144038406600793" calcext:value-type="float">
            <text:p>0.144038406600793</text:p>
          </table:table-cell>
          <table:table-cell table:formula="of:=AVERAGE([.D18:.D23])" office:value-type="float" office:value="0.22350637654589" calcext:value-type="float">
            <text:p>0.223506376545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AVERAGE([.E19:.E23])" office:value-type="float" office:value="0.266666666666667" calcext:value-type="float">
            <text:p>0.266666666666667</text:p>
          </table:table-cell>
          <table:table-cell table:formula="of:=AVERAGE([.F18:.F23])" office:value-type="float" office:value="0.569576719576719" calcext:value-type="float">
            <text:p>0.56957671957671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TDEV([.C18:.C23])/SQRT(COUNT([.C18:.C23]))" office:value-type="float" office:value="0.0535589189138991" calcext:value-type="float">
            <text:p>0.053558918913899</text:p>
          </table:table-cell>
          <table:table-cell table:formula="of:=STDEV([.D18:.D23])/SQRT(COUNT([.D18:.D23]))" office:value-type="float" office:value="0.0570584686016043" calcext:value-type="float">
            <text:p>0.0570584686016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TDEV([.E19:.E23])/SQRT(COUNT([.E19:.E23]))" office:value-type="float" office:value="0.115273508922954" calcext:value-type="float">
            <text:p>0.115273508922954</text:p>
          </table:table-cell>
          <table:table-cell table:formula="of:=STDEV([.F18:.F23])/SQRT(COUNT([.F18:.F23]))" office:value-type="float" office:value="0.0531345765274752" calcext:value-type="float">
            <text:p>0.05313457652747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-test(paired)</text:p>
          </table:table-cell>
          <table:table-cell/>
          <table:table-cell table:formula="of:=TTEST([.C18:.C23];[.D18:.D23];1;3)" office:value-type="float" office:value="0.166957270295195" calcext:value-type="float">
            <text:p>0.166957270295195</text:p>
          </table:table-cell>
          <table:table-cell/>
          <table:table-cell table:formula="of:=TTEST([.E19:.E23];[.F19:.F23];1;3)" office:value-type="float" office:value="0.0359828867637266" calcext:value-type="float">
            <text:p>0.035982886763727</text:p>
          </table:table-cell>
          <table:table-cell table:number-columns-repeated="5"/>
        </table:table-row>
      </table:table>
      <table:table table:name="Tracking 6min" table:style-name="ta1">
        <table:shapes>
          <draw:frame draw:z-index="0" draw:style-name="gr1" draw:text-style-name="P1" svg:width="3.8094in" svg:height="3.5429in" svg:x="7.2374in" svg:y="1.1512in">
            <draw:object draw:notify-on-update-of-ranges="'Tracking 6min'.A39:'Tracking 6min'.A39 'Tracking 6min'.B38:'Tracking 6min'.B38 'Tracking 6min'.B39:'Tracking 6min'.B39 'Tracking 6min'.B41:'Tracking 6min'.B41 'Tracking 6min'.C38:'Tracking 6min'.C38 'Tracking 6min'.C39:'Tracking 6min'.C39 'Tracking 6min'.C41:'Tracking 6min'.C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Experiment</text:p>
          </table:table-cell>
          <table:table-cell table:style-name="ce5" office:value-type="string" calcext:value-type="string">
            <text:p>File</text:p>
          </table:table-cell>
          <table:table-cell table:style-name="ce12" office:value-type="string" calcext:value-type="string">
            <text:p>Version</text:p>
          </table:table-cell>
          <table:table-cell table:style-name="ce14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3</text:p>
          </table:table-cell>
          <table:table-cell office:value-type="string" calcext:value-type="string">
            <text:p>2.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E2]/([.E2]+[.F2])"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5</text:p>
          </table:table-cell>
          <table:table-cell office:value-type="string" calcext:value-type="string">
            <text:p>2.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E3]/([.E3]+[.F3])" office:value-type="float" office:value="0.892857142857143" calcext:value-type="float">
            <text:p>0.89285714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7</text:p>
          </table:table-cell>
          <table:table-cell office:value-type="string" calcext:value-type="string">
            <text:p>2.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E4]/([.E4]+[.F4])" office:value-type="float" office:value="0.96551724137931" calcext:value-type="float">
            <text:p>0.965517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1</text:p>
          </table:table-cell>
          <table:table-cell office:value-type="string" calcext:value-type="string">
            <text:p>2.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5]/([.E5]+[.F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4</text:p>
          </table:table-cell>
          <table:table-cell office:value-type="string" calcext:value-type="string">
            <text:p>2.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E6]/([.E6]+[.F6])" office:value-type="float" office:value="0.966666666666667" calcext:value-type="float">
            <text:p>0.9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6</text:p>
          </table:table-cell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E7]/([.E7]+[.F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_mamut20.3.xml</text:p>
          </table:table-cell>
          <table:table-cell office:value-type="string" calcext:value-type="string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E8]/([.E8]+[.F8])" office:value-type="float" office:value="0.772727272727273" calcext:value-type="float">
            <text:p>0.77272727272727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DatasetA</text:p>
          </table:table-cell>
          <table:table-cell table:style-name="ce11" office:value-type="string" calcext:value-type="string">
            <text:p>t1</text:p>
          </table:table-cell>
          <table:table-cell table:style-name="ce11" office:value-type="string" calcext:value-type="string">
            <text:p>dataset_mamut20.6.xml</text:p>
          </table:table-cell>
          <table:table-cell table:style-name="ce13" office:value-type="string" calcext:value-type="string">
            <text:p>2.0</text:p>
          </table:table-cell>
          <table:table-cell table:style-name="ce15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E9]/([.E9]+[.F9])" office:value-type="float" office:value="0.717948717948718" calcext:value-type="float">
            <text:p>0.717948717948718</text:p>
          </table:table-cell>
          <table:table-cell table:style-name="ce11"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_mamut20.10</text:p>
          </table:table-cell>
          <table:table-cell office:value-type="string" calcext:value-type="string">
            <text:p>2.0</text:p>
          </table:table-cell>
          <table:table-cell table:style-name="ce16" office:value-type="string" calcext:value-type="string">
            <text:p>13</text:p>
          </table:table-cell>
          <table:table-cell office:value-type="float" office:value="4" calcext:value-type="float">
            <text:p>4</text:p>
          </table:table-cell>
          <table:table-cell table:formula="of:=[.E10]/([.E10]+[.F10])" office:value-type="float" office:value="0.764705882352941" calcext:value-type="float">
            <text:p>0.7647058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_mamut20.7</text:p>
          </table:table-cell>
          <table:table-cell office:value-type="string" calcext:value-type="string">
            <text:p>2.0</text:p>
          </table:table-cell>
          <table:table-cell table:style-name="ce16" office:value-type="string" calcext:value-type="string">
            <text:p>13</text:p>
          </table:table-cell>
          <table:table-cell office:value-type="float" office:value="3" calcext:value-type="float">
            <text:p>3</text:p>
          </table:table-cell>
          <table:table-cell table:formula="of:=[.E11]/([.E11]+[.F11])" office:value-type="float" office:value="0.8125" calcext:value-type="float">
            <text:p>0.8125</text:p>
          </table:table-cell>
          <table:table-cell table:formula="of:=AVERAGE([.G2:.G11])" office:value-type="float" office:value="0.885292292393205" calcext:value-type="float">
            <text:p>0.88529229239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2</text:p>
          </table:table-cell>
          <table:table-cell office:value-type="string" calcext:value-type="string">
            <text:p>2.0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2]/([.E12]+[.F1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8</text:p>
          </table:table-cell>
          <table:table-cell office:value-type="string" calcext:value-type="string">
            <text:p>2.0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E13]/([.E13]+[.F13])" office:value-type="float" office:value="0.967741935483871" calcext:value-type="float">
            <text:p>0.9677419354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3</text:p>
          </table:table-cell>
          <table:table-cell office:value-type="string" calcext:value-type="string">
            <text:p>2.0o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E14]/([.E14]+[.F14])" office:value-type="float" office:value="0.970588235294118" calcext:value-type="float">
            <text:p>0.9705882352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5</text:p>
          </table:table-cell>
          <table:table-cell office:value-type="string" calcext:value-type="string">
            <text:p>2.0o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E15]/([.E15]+[.F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2</text:p>
          </table:table-cell>
          <table:table-cell office:value-type="string" calcext:value-type="string">
            <text:p>2.0o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E16]/([.E16]+[.F16])" office:value-type="float" office:value="0.925925925925926" calcext:value-type="float">
            <text:p>0.925925925925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3</text:p>
          </table:table-cell>
          <table:table-cell office:value-type="string" calcext:value-type="string">
            <text:p>2.0o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E17]/([.E17]+[.F17])" office:value-type="float" office:value="0.961538461538462" calcext:value-type="float">
            <text:p>0.96153846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5</text:p>
          </table:table-cell>
          <table:table-cell office:value-type="string" calcext:value-type="string">
            <text:p>2.0o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8]/([.E18]+[.F18])" office:value-type="float" office:value="0.974358974358974" calcext:value-type="float">
            <text:p>0.974358974358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_mamut20o.3.xml</text:p>
          </table:table-cell>
          <table:table-cell office:value-type="string" calcext:value-type="string">
            <text:p>2.0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E19]/([.E19]+[.F19])"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_mamut20o.9.xml</text:p>
          </table:table-cell>
          <table:table-cell office:value-type="string" calcext:value-type="string">
            <text:p>2.0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E20]/([.E20]+[.F20])" office:value-type="float" office:value="0.863636363636364" calcext:value-type="float">
            <text:p>0.86363636363636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DatasetB</text:p>
          </table:table-cell>
          <table:table-cell table:style-name="ce11" office:value-type="string" calcext:value-type="string">
            <text:p>t1</text:p>
          </table:table-cell>
          <table:table-cell table:style-name="ce11" office:value-type="string" calcext:value-type="string">
            <text:p>dataset_mamut20o.10</text:p>
          </table:table-cell>
          <table:table-cell table:style-name="ce13" office:value-type="string" calcext:value-type="string">
            <text:p>2.0o</text:p>
          </table:table-cell>
          <table:table-cell table:style-name="ce17" office:value-type="string" calcext:value-type="string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E21]/([.E21]+[.F21])" office:value-type="float" office:value="0.8125" calcext:value-type="float">
            <text:p>0.8125</text:p>
          </table:table-cell>
          <table:table-cell table:style-name="ce11"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_mamut20o.8</text:p>
          </table:table-cell>
          <table:table-cell office:value-type="string" calcext:value-type="string">
            <text:p>2.0o</text:p>
          </table:table-cell>
          <table:table-cell table:style-name="ce16" office:value-type="string" calcext:value-type="string">
            <text:p>21</text:p>
          </table:table-cell>
          <table:table-cell office:value-type="float" office:value="3" calcext:value-type="float">
            <text:p>3</text:p>
          </table:table-cell>
          <table:table-cell table:formula="of:=[.E22]/([.E22]+[.F22])" office:value-type="float" office:value="0.875" calcext:value-type="float">
            <text:p>0.875</text:p>
          </table:table-cell>
          <table:table-cell table:formula="of:=AVERAGE([.G12:.G22])" office:value-type="float" office:value="0.926480899657974" calcext:value-type="float">
            <text:p>0.926480899657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1</text:p>
          </table:table-cell>
          <table:table-cell office:value-type="string" calcext:value-type="string">
            <text:p>v2.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E23]/([.E23]+[.F23])" office:value-type="float" office:value="0.958333333333333" calcext:value-type="float">
            <text:p>0.95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4</text:p>
          </table:table-cell>
          <table:table-cell office:value-type="string" calcext:value-type="string">
            <text:p>v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E24]/([.E24]+[.F24])" office:value-type="float" office:value="0.952380952380952" calcext:value-type="float">
            <text:p>0.952380952380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6</text:p>
          </table:table-cell>
          <table:table-cell office:value-type="string" calcext:value-type="string">
            <text:p>v2.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E25]/([.E25]+[.F25])" office:value-type="float" office:value="0.964285714285714" calcext:value-type="float">
            <text:p>0.96428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2</text:p>
          </table:table-cell>
          <table:table-cell office:value-type="string" calcext:value-type="string">
            <text:p>v2.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E26]/([.E26]+[.F2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7</text:p>
          </table:table-cell>
          <table:table-cell office:value-type="string" calcext:value-type="string">
            <text:p>v2.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27]/([.E27]+[.F2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8</text:p>
          </table:table-cell>
          <table:table-cell office:value-type="string" calcext:value-type="string">
            <text:p>v2.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E28]/([.E28]+[.F28])" office:value-type="float" office:value="0.923076923076923" calcext:value-type="float">
            <text:p>0.923076923076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1</text:p>
          </table:table-cell>
          <table:table-cell office:value-type="string" calcext:value-type="string">
            <text:p>v2.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E29]/([.E29]+[.F2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4</text:p>
          </table:table-cell>
          <table:table-cell office:value-type="string" calcext:value-type="string">
            <text:p>v2.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E30]/([.E30]+[.F3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-mamut-6</text:p>
          </table:table-cell>
          <table:table-cell office:value-type="string" calcext:value-type="string">
            <text:p>v2.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E31]/([.E31]+[.F3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_mamut24.11.xml</text:p>
          </table:table-cell>
          <table:table-cell office:value-type="string" calcext:value-type="string">
            <text:p>v2.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E32]/([.E32]+[.F32])" office:value-type="float" office:value="0.923076923076923" calcext:value-type="float">
            <text:p>0.923076923076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_mamut24.6.xml</text:p>
          </table:table-cell>
          <table:table-cell office:value-type="string" calcext:value-type="string">
            <text:p>v2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E33]/([.E33]+[.F33])" office:value-type="float" office:value="0.903225806451613" calcext:value-type="float">
            <text:p>0.90322580645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ataset_mamut24.4</text:p>
          </table:table-cell>
          <table:table-cell office:value-type="string" calcext:value-type="string">
            <text:p>v2.5</text:p>
          </table:table-cell>
          <table:table-cell table:style-name="ce16" office:value-type="string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table:formula="of:=[.E34]/([.E34]+[.F34])" office:value-type="float" office:value="0.958333333333333" calcext:value-type="float">
            <text:p>0.95833333333333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DatasetB</text:p>
          </table:table-cell>
          <table:table-cell table:style-name="ce11" office:value-type="string" calcext:value-type="string">
            <text:p>t1</text:p>
          </table:table-cell>
          <table:table-cell table:style-name="ce11" office:value-type="string" calcext:value-type="string">
            <text:p>dataset_mamut24.7</text:p>
          </table:table-cell>
          <table:table-cell table:style-name="ce13" office:value-type="string" calcext:value-type="string">
            <text:p>v2.5</text:p>
          </table:table-cell>
          <table:table-cell table:style-name="ce17" office:value-type="string" calcext:value-type="string">
            <text:p>41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E35]/([.E35]+[.F35])" office:value-type="float" office:value="0.911111111111111" calcext:value-type="float">
            <text:p>0.911111111111111</text:p>
          </table:table-cell>
          <table:table-cell table:style-name="ce11" table:formula="of:=AVERAGE([.G23:.G35])" office:value-type="float" office:value="0.961063392080762" calcext:value-type="float">
            <text:p>0.961063392080762</text:p>
          </table:table-cell>
          <table:table-cell table:style-name="ce11" table:formula="of:=TTEST([.G23:.G35];[.G12:.G22];2;3)" office:value-type="float" office:value="0.148275018543724" calcext:value-type="float">
            <text:p>0.148275018543724</text:p>
          </table:table-cell>
          <table:table-cell table:style-name="ce11" table:formula="of:=TTEST([.G23:.G35];[.G2:.G11];2;3)" office:value-type="float" office:value="0.0584618543700658" calcext:value-type="float">
            <text:p>0.05846185437006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formula="of:=AVERAGE([.G12:.G22])" office:value-type="float" office:value="0.926480899657974" calcext:value-type="float">
            <text:p>0.926480899657974</text:p>
          </table:table-cell>
          <table:table-cell table:formula="of:=AVERAGE([.G23:.G35])" office:value-type="float" office:value="0.961063392080762" calcext:value-type="float">
            <text:p>0.96106339208076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formula="of:=STDEV([.G12:.G22])/SQRT(COUNT([.G12:.G22]))" office:value-type="float" office:value="0.0202372310521359" calcext:value-type="float">
            <text:p>0.020237231052136</text:p>
          </table:table-cell>
          <table:table-cell table:formula="of:=STDEV([.G23:.G35])/SQRT(COUNT([.G23:.G35]))" office:value-type="float" office:value="0.0102554963632966" calcext:value-type="float">
            <text:p>0.010255496363297</text:p>
          </table:table-cell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McDole et al.</text:p>
          </table:table-cell>
          <table:table-cell office:value-type="string" calcext:value-type="string">
            <text:p>this study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formula="of:=[.H11]" office:value-type="float" office:value="0.885292292393205" calcext:value-type="float">
            <text:p>0.885292292393205</text:p>
          </table:table-cell>
          <table:table-cell table:formula="of:=[.H22]" office:value-type="float" office:value="0.926480899657974" calcext:value-type="float">
            <text:p>0.926480899657974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formula="of:=STDEV([.G2:.G11])/SQRT(COUNT([.G2:.G11]))" office:value-type="float" office:value="0.034242042354383" calcext:value-type="float">
            <text:p>0.034242042354383</text:p>
          </table:table-cell>
          <table:table-cell table:formula="of:=STDEV([.G12:.G22])/SQRT(COUNT([.G12:.G22]))" office:value-type="float" office:value="0.0202372310521359" calcext:value-type="float">
            <text:p>0.020237231052136</text:p>
          </table:table-cell>
          <table:table-cell table:style-name="Default" table:number-columns-repeated="2"/>
          <table:table-cell table:number-columns-repeated="5"/>
        </table:table-row>
      </table:table>
      <table:table table:name="Tracking 1hr" table:style-name="ta1">
        <table:shapes>
          <draw:frame draw:z-index="0" draw:style-name="gr1" draw:text-style-name="P1" svg:width="3.8094in" svg:height="3.5429in" svg:x="7.637in" svg:y="2.3858in">
            <draw:object draw:notify-on-update-of-ranges="'Tracking 1hr'.A40:'Tracking 1hr'.A40 'Tracking 1hr'.B39:'Tracking 1hr'.B39 'Tracking 1hr'.B40:'Tracking 1hr'.B40 'Tracking 1hr'.B42:'Tracking 1hr'.B42 'Tracking 1hr'.C39:'Tracking 1hr'.C39 'Tracking 1hr'.C40:'Tracking 1hr'.C40 'Tracking 1hr'.C42:'Tracking 1hr'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.8094in" svg:height="3.5429in" svg:x="0.4402in" svg:y="9.1886in">
            <draw:object draw:notify-on-update-of-ranges="'Tracking 1hr'.A47:'Tracking 1hr'.A47 'Tracking 1hr'.B46:'Tracking 1hr'.B46 'Tracking 1hr'.B47:'Tracking 1hr'.B47 'Tracking 1hr'.B49:'Tracking 1hr'.B49 'Tracking 1hr'.C46:'Tracking 1hr'.C46 'Tracking 1hr'.C47:'Tracking 1hr'.C47 'Tracking 1hr'.C49:'Tracking 1hr'.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Experiment</text:p>
          </table:table-cell>
          <table:table-cell table:style-name="ce5" office:value-type="string" calcext:value-type="string">
            <text:p>File</text:p>
          </table:table-cell>
          <table:table-cell table:style-name="ce12" office:value-type="string" calcext:value-type="string">
            <text:p>Version</text:p>
          </table:table-cell>
          <table:table-cell table:style-name="ce14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1</text:p>
          </table:table-cell>
          <table:table-cell office:value-type="string" calcext:value-type="string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2]/([.E2]+[.F2])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2</text:p>
          </table:table-cell>
          <table:table-cell office:value-type="string" calcext:value-type="string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3]/([.E3]+[.F3])" office:value-type="float" office:value="0.882352941176471" calcext:value-type="float">
            <text:p>0.88235294117647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atasetA</text:p>
          </table:table-cell>
          <table:table-cell table:style-name="ce11" office:value-type="string" calcext:value-type="string">
            <text:p>t10</text:p>
          </table:table-cell>
          <table:table-cell table:style-name="ce11" office:value-type="string" calcext:value-type="string">
            <text:p>Dataset-mamut-8</text:p>
          </table:table-cell>
          <table:table-cell table:style-name="ce13" office:value-type="string" calcext:value-type="string">
            <text:p>2.0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E4]/([.E4]+[.F4])" office:value-type="float" office:value="0.928571428571429" calcext:value-type="float">
            <text:p>0.928571428571429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DatasetA</text:p>
          </table:table-cell>
          <table:table-cell table:style-name="ce11" office:value-type="string" calcext:value-type="string">
            <text:p>t10</text:p>
          </table:table-cell>
          <table:table-cell table:style-name="ce11" office:value-type="string" calcext:value-type="string">
            <text:p>Dataset-mamut-8</text:p>
          </table:table-cell>
          <table:table-cell table:style-name="ce13" office:value-type="string" calcext:value-type="string">
            <text:p>2.0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E5]/([.E5]+[.F5])" office:value-type="float" office:value="0.666666666666667" calcext:value-type="float">
            <text:p>0.666666666666667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1</text:p>
          </table:table-cell>
          <table:table-cell office:value-type="string" calcext:value-type="string">
            <text:p>2.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6]/([.E6]+[.F6])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5</text:p>
          </table:table-cell>
          <table:table-cell office:value-type="string" calcext:value-type="string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E7]/([.E7]+[.F7])" office:value-type="float" office:value="0.80952380952381" calcext:value-type="float">
            <text:p>0.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8</text:p>
          </table:table-cell>
          <table:table-cell office:value-type="string" calcext:value-type="string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E8]/([.E8]+[.F8])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0.4</text:p>
          </table:table-cell>
          <table:table-cell office:value-type="string" calcext:value-type="string">
            <text:p>2.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[.E9]/([.E9]+[.F9])" office:value-type="float" office:value="0.688524590163934" calcext:value-type="float">
            <text:p>0.688524590163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0.5</text:p>
          </table:table-cell>
          <table:table-cell office:value-type="string" calcext:value-type="string">
            <text:p>2.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E10]/([.E10]+[.F10])" office:value-type="float" office:value="0.75" calcext:value-type="float">
            <text:p>0.75</text:p>
          </table:table-cell>
          <table:table-cell table:formula="of:=AVERAGE([.G2:.G12])" office:value-type="float" office:value="0.781635544369011" calcext:value-type="float">
            <text:p>0.781635544369011</text:p>
          </table:table-cell>
          <table:table-cell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0.3</text:p>
          </table:table-cell>
          <table:table-cell office:value-type="string" calcext:value-type="string">
            <text:p>2.0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E11]/([.E11]+[.F11])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0.4</text:p>
          </table:table-cell>
          <table:table-cell office:value-type="string" calcext:value-type="string">
            <text:p>2.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E12]/([.E12]+[.F12])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5</text:p>
          </table:table-cell>
          <table:table-cell office:value-type="string" calcext:value-type="string">
            <text:p>2.0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E13]/([.E13]+[.F13])"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atasetA</text:p>
          </table:table-cell>
          <table:table-cell table:style-name="ce11" office:value-type="string" calcext:value-type="string">
            <text:p>t10</text:p>
          </table:table-cell>
          <table:table-cell table:style-name="ce11" office:value-type="string" calcext:value-type="string">
            <text:p>Dataset-mamut-6</text:p>
          </table:table-cell>
          <table:table-cell table:style-name="ce13" office:value-type="string" calcext:value-type="string">
            <text:p>2.0o</text:p>
          </table:table-cell>
          <table:table-cell table:style-name="ce15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E14]/([.E14]+[.F14])" office:value-type="float" office:value="0.952380952380952" calcext:value-type="float">
            <text:p>0.952380952380952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6</text:p>
          </table:table-cell>
          <table:table-cell office:value-type="string" calcext:value-type="string">
            <text:p>2.0o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E15]/([.E15]+[.F15])" office:value-type="float" office:value="0.941176470588235" calcext:value-type="float">
            <text:p>0.941176470588235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atasetB</text:p>
          </table:table-cell>
          <table:table-cell table:style-name="ce11" office:value-type="string" calcext:value-type="string">
            <text:p>t10</text:p>
          </table:table-cell>
          <table:table-cell table:style-name="ce11" office:value-type="string" calcext:value-type="string">
            <text:p>Dataset-mamut-7</text:p>
          </table:table-cell>
          <table:table-cell table:style-name="ce13" office:value-type="string" calcext:value-type="string">
            <text:p>2.0o</text:p>
          </table:table-cell>
          <table:table-cell table:style-name="ce15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E16]/([.E16]+[.F16])" office:value-type="float" office:value="0.96" calcext:value-type="float">
            <text:p>0.96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2</text:p>
          </table:table-cell>
          <table:table-cell office:value-type="string" calcext:value-type="string">
            <text:p>2.0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E17]/([.E17]+[.F17])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2</text:p>
          </table:table-cell>
          <table:table-cell office:value-type="string" calcext:value-type="string">
            <text:p>2.0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E18]/([.E18]+[.F18])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5</text:p>
          </table:table-cell>
          <table:table-cell office:value-type="string" calcext:value-type="string">
            <text:p>2.0o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E19]/([.E19]+[.F19])" office:value-type="float" office:value="0.827586206896552" calcext:value-type="float">
            <text:p>0.82758620689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6</text:p>
          </table:table-cell>
          <table:table-cell office:value-type="string" calcext:value-type="string">
            <text:p>2.0o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E20]/([.E20]+[.F20])" office:value-type="float" office:value="0.794117647058823" calcext:value-type="float">
            <text:p>0.794117647058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0o.6.xml</text:p>
          </table:table-cell>
          <table:table-cell office:value-type="string" calcext:value-type="string">
            <text:p>2.0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E21]/([.E21]+[.F21])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atasetA</text:p>
          </table:table-cell>
          <table:table-cell table:style-name="ce11" office:value-type="string" calcext:value-type="string">
            <text:p>t10</text:p>
          </table:table-cell>
          <table:table-cell table:style-name="ce11" office:value-type="string" calcext:value-type="string">
            <text:p>dataset_mamut20o.7.xml</text:p>
          </table:table-cell>
          <table:table-cell table:style-name="ce13" office:value-type="string" calcext:value-type="string">
            <text:p>2.0o</text:p>
          </table:table-cell>
          <table:table-cell table:style-name="ce15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E22]/([.E22]+[.F22])" office:value-type="float" office:value="0.730769230769231" calcext:value-type="float">
            <text:p>0.730769230769231</text:p>
          </table:table-cell>
          <table:table-cell table:style-name="ce11" table:formula="of:=AVERAGE([.G13:.G24])" office:value-type="float" office:value="0.842668285416654" calcext:value-type="float">
            <text:p>0.842668285416654</text:p>
          </table:table-cell>
          <table:table-cell table:style-name="ce11" table:formula="of:=TTEST([.G13:.G24];[.G2:.G12];2;3)" office:value-type="float" office:value="0.114983971785685" calcext:value-type="float">
            <text:p>0.114983971785685</text:p>
          </table:table-cell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0o.4</text:p>
          </table:table-cell>
          <table:table-cell office:value-type="string" calcext:value-type="string">
            <text:p>2.0o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E23]/([.E23]+[.F23])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0o.5</text:p>
          </table:table-cell>
          <table:table-cell office:value-type="string" calcext:value-type="string">
            <text:p>2.0o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E24]/([.E24]+[.F24])" office:value-type="float" office:value="0.826086956521739" calcext:value-type="float">
            <text:p>0.826086956521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3</text:p>
          </table:table-cell>
          <table:table-cell office:value-type="string" calcext:value-type="string">
            <text:p>v2.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E25]/([.E25]+[.F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4</text:p>
          </table:table-cell>
          <table:table-cell office:value-type="string" calcext:value-type="string">
            <text:p>v2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E26]/([.E26]+[.F26])" office:value-type="float" office:value="0.947368421052632" calcext:value-type="float">
            <text:p>0.9473684210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7</text:p>
          </table:table-cell>
          <table:table-cell office:value-type="string" calcext:value-type="string">
            <text:p>v2.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E27]/([.E27]+[.F27])" office:value-type="float" office:value="0.944444444444444" calcext:value-type="float">
            <text:p>0.9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2</text:p>
          </table:table-cell>
          <table:table-cell office:value-type="string" calcext:value-type="string">
            <text:p>v2.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E28]/([.E28]+[.F28])" office:value-type="float" office:value="0.956521739130435" calcext:value-type="float">
            <text:p>0.956521739130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3</text:p>
          </table:table-cell>
          <table:table-cell office:value-type="string" calcext:value-type="string">
            <text:p>v2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29]/([.E29]+[.F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4</text:p>
          </table:table-cell>
          <table:table-cell office:value-type="string" calcext:value-type="string">
            <text:p>v2.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E30]/([.E30]+[.F30])" office:value-type="float" office:value="0.944444444444444" calcext:value-type="float">
            <text:p>0.944444444444444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atasetC</text:p>
          </table:table-cell>
          <table:table-cell table:style-name="ce11" office:value-type="string" calcext:value-type="string">
            <text:p>t10</text:p>
          </table:table-cell>
          <table:table-cell table:style-name="ce11" office:value-type="string" calcext:value-type="string">
            <text:p>Dataset-mamut-1</text:p>
          </table:table-cell>
          <table:table-cell table:style-name="ce13" office:value-type="string" calcext:value-type="string">
            <text:p>v2.5</text:p>
          </table:table-cell>
          <table:table-cell table:style-name="ce15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E31]/([.E31]+[.F31])" office:value-type="float" office:value="0.8" calcext:value-type="float">
            <text:p>0.8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3</text:p>
          </table:table-cell>
          <table:table-cell office:value-type="string" calcext:value-type="string">
            <text:p>v2.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E32]/([.E32]+[.F32])" office:value-type="float" office:value="0.869565217391304" calcext:value-type="float">
            <text:p>0.86956521739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C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-mamut-4</text:p>
          </table:table-cell>
          <table:table-cell office:value-type="string" calcext:value-type="string">
            <text:p>v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E33]/([.E33]+[.F33])" office:value-type="float" office:value="0.952380952380952" calcext:value-type="float">
            <text:p>0.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4.8</text:p>
          </table:table-cell>
          <table:table-cell office:value-type="string" calcext:value-type="string">
            <text:p>v2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E34]/([.E34]+[.F34])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A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4.9</text:p>
          </table:table-cell>
          <table:table-cell office:value-type="string" calcext:value-type="string">
            <text:p>v2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E35]/([.E35]+[.F35])" office:value-type="float" office:value="0.827586206896552" calcext:value-type="float">
            <text:p>0.827586206896552</text:p>
          </table:table-cell>
          <table:table-cell table:formula="of:=AVERAGE([.G25:.G37])" office:value-type="float" office:value="0.913938485740743" calcext:value-type="float">
            <text:p>0.913938485740743</text:p>
          </table:table-cell>
          <table:table-cell table:formula="of:=TTEST([.G25:.G37];[.G13:.G24];2;3)" office:value-type="float" office:value="0.0308576486615441" calcext:value-type="float">
            <text:p>0.030857648661544</text:p>
          </table:table-cell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4.5</text:p>
          </table:table-cell>
          <table:table-cell office:value-type="string" calcext:value-type="string">
            <text:p>v2.5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E36]/([.E36]+[.F36])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B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dataset_mamut24.6</text:p>
          </table:table-cell>
          <table:table-cell office:value-type="string" calcext:value-type="string">
            <text:p>v2.5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E37]/([.E37]+[.F37])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curacy</text:p>
          </table:table-cell>
          <table:table-cell table:formula="of:=AVERAGE([.G13:.G24])" office:value-type="float" office:value="0.842668285416654" calcext:value-type="float">
            <text:p>0.842668285416654</text:p>
          </table:table-cell>
          <table:table-cell table:formula="of:=AVERAGE([.G25:.G37])" office:value-type="float" office:value="0.913938485740743" calcext:value-type="float">
            <text:p>0.91393848574074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formula="of:=STDEV([.G13:.G24])/SQRT(COUNT([.G13:.G24]))" office:value-type="float" office:value="0.0252574933671082" calcext:value-type="float">
            <text:p>0.025257493367108</text:p>
          </table:table-cell>
          <table:table-cell table:formula="of:=STDEV([.G25:.G37])/SQRT(COUNT([.G25:.G37]))" office:value-type="float" office:value="0.0173852811264893" calcext:value-type="float">
            <text:p>0.017385281126489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cDole et al.</text:p>
          </table:table-cell>
          <table:table-cell office:value-type="string" calcext:value-type="string">
            <text:p>This Study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curacy</text:p>
          </table:table-cell>
          <table:table-cell table:formula="of:=AVERAGE([.G2:.G12])" office:value-type="float" office:value="0.781635544369011" calcext:value-type="float">
            <text:p>0.781635544369011</text:p>
          </table:table-cell>
          <table:table-cell table:formula="of:=AVERAGE([.G13:.G24])" office:value-type="float" office:value="0.842668285416654" calcext:value-type="float">
            <text:p>0.84266828541665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formula="of:=STDEV([.G2:.G12])/SQRT(COUNT([.G2:.G12]))" office:value-type="float" office:value="0.0271645286449878" calcext:value-type="float">
            <text:p>0.027164528644988</text:p>
          </table:table-cell>
          <table:table-cell table:formula="of:=STDEV([.G13:.G24])/SQRT(COUNT([.G13:.G24]))" office:value-type="float" office:value="0.0252574933671082" calcext:value-type="float">
            <text:p>0.025257493367108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20:34:51.980492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1:13:47.531103580</meta:creation-date>
    <meta:generator>LibreOffice/6.4.7.2$Linux_X86_64 LibreOffice_project/40$Build-2</meta:generator>
    <dc:date>2022-03-25T20:36:43.121243769</dc:date>
    <meta:editing-duration>PT1H36M27S</meta:editing-duration>
    <meta:editing-cycles>12</meta:editing-cycles>
    <meta:document-statistic meta:table-count="3" meta:cell-count="73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10">
      <style:chart-properties chart:display-label="true" chart:logarithmic="false" chart:minimum="0.7" chart:maximum="0.88" chart:origin="0" chart:interval-major="0.03" chart:reverse-direction="false" text:line-break="false" loext:try-staggering-first="false" chart:link-data-style-to-source="fals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'Tracking 1hr'.B49:'Tracking 1hr'.B49"/>
      <style:graphic-properties draw:stroke="none" draw:fill-color="#ffab91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false" chart:error-category="cell-range" chart:error-upper-range="'Tracking 1hr'.B49:'Tracking 1hr'.B49" loext:std-weight="1"/>
      <style:graphic-properties draw:stroke="solid" svg:stroke-width="0.051cm" svg:stroke-color="#000000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'Tracking 1hr'.C49:'Tracking 1hr'.C49"/>
      <style:graphic-properties draw:stroke="none" draw:fill-color="#bdbdbd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'Tracking 1hr'.C49:'Tracking 1hr'.C49" loext:std-weight="1"/>
      <style:graphic-properties draw:stroke="solid" svg:stroke-width="0.051cm" svg:stroke-color="#000000" svg:stroke-opacity="100%" draw:stroke-linejoin="roun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77cm" svg:height="9cm" xlink:href=".." xlink:type="simple" chart:class="chart:bar" chart:style-name="ch1">
        <chart:legend chart:legend-position="end" svg:x="4.881cm" svg:y="3.042cm" style:legend-expansion="custom" chartooo:width="4.582cm" chartooo:height="1.684cm" style:legend-expansion-aspect-ratio="2.7209026128266" chart:style-name="ch2"/>
        <chart:plot-area chart:style-name="ch3" table:cell-range-address="'Tracking 1hr'.A47:'Tracking 1hr'.C47 'Tracking 1hr'.B46:'Tracking 1hr'.C46" chart:data-source-has-labels="both" svg:x="0.193cm" svg:y="0.178cm" svg:width="4.123cm" svg:height="8.639cm">
          <chartooo:coordinate-region svg:x="1.568cm" svg:y="0.495cm" svg:width="2.748cm" svg:height="7.442cm"/>
          <chart:axis chart:dimension="x" chart:name="primary-x" chart:style-name="ch4" chartooo:axis-type="auto">
            <chartooo:date-scale/>
            <chart:categories table:cell-range-address="'Tracking 1hr'.A47:'Tracking 1hr'.A47"/>
          </chart:axis>
          <chart:axis chart:dimension="y" chart:name="primary-y" chart:style-name="ch5"/>
          <chart:series chart:style-name="ch6" chart:values-cell-range-address="'Tracking 1hr'.B47:'Tracking 1hr'.B47" chart:label-cell-address="'Tracking 1hr'.B46:'Tracking 1hr'.B46" chart:class="chart:bar">
            <chart:error-indicator chart:style-name="ch7" chart:dimension="y"/>
            <chart:data-point/>
          </chart:series>
          <chart:series chart:style-name="ch8" chart:values-cell-range-address="'Tracking 1hr'.C47:'Tracking 1hr'.C47" chart:label-cell-address="'Tracking 1hr'.C46:'Tracking 1hr'.C46" chart:class="chart:bar">
            <chart:error-indicator chart:style-name="ch9" chart:dimension="y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Dole et al.</text:p>
                <draw:g>
                  <svg:desc>'Tracking 1hr'.B46:'Tracking 1hr'.B46</svg:desc>
                </draw:g>
              </table:table-cell>
              <table:table-cell office:value-type="string">
                <text:p/>
              </table:table-cell>
              <table:table-cell office:value-type="string">
                <text:p>This Study</text:p>
                <draw:g>
                  <svg:desc>'Tracking 1hr'.C46:'Tracking 1hr'.C4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Tracking 1hr'.A47:'Tracking 1hr'.A47</svg:desc>
                </draw:g>
              </table:table-cell>
              <table:table-cell office:value-type="float" office:value="0.781635544369011">
                <text:p>0.781635544369011</text:p>
                <draw:g>
                  <svg:desc>'Tracking 1hr'.B47:'Tracking 1hr'.B47</svg:desc>
                </draw:g>
              </table:table-cell>
              <table:table-cell office:value-type="float" office:value="0.0271645286449878">
                <text:p>0.0271645286449878</text:p>
                <draw:g>
                  <svg:desc>'Tracking 1hr'.B49:'Tracking 1hr'.B49</svg:desc>
                </draw:g>
              </table:table-cell>
              <table:table-cell office:value-type="float" office:value="0.842668285416654">
                <text:p>0.842668285416654</text:p>
                <draw:g>
                  <svg:desc>'Tracking 1hr'.C47:'Tracking 1hr'.C47</svg:desc>
                </draw:g>
              </table:table-cell>
              <table:table-cell office:value-type="float" office:value="0.0252574933671082">
                <text:p>0.0252574933671082</text:p>
                <draw:g>
                  <svg:desc>'Tracking 1hr'.C49:'Tracking 1hr'.C4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10">
      <style:chart-properties chart:display-label="true" chart:logarithmic="false" chart:maximum="0.94" chart:origin="0" chart:interval-major="0.03" chart:reverse-direction="false" text:line-break="false" loext:try-staggering-first="false" chart:link-data-style-to-source="fals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'Tracking 1hr'.B42:'Tracking 1hr'.B42"/>
      <style:graphic-properties draw:stroke="none" draw:fill-color="#bdbdbd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false" chart:error-category="cell-range" chart:error-upper-range="'Tracking 1hr'.B42:'Tracking 1hr'.B42" loext:std-weight="1"/>
      <style:graphic-properties draw:stroke="solid" svg:stroke-width="0.051cm" svg:stroke-color="#000000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'Tracking 1hr'.C42:'Tracking 1hr'.C42"/>
      <style:graphic-properties draw:stroke="none" draw:fill-color="#00e5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'Tracking 1hr'.C42:'Tracking 1hr'.C42" loext:std-weight="1"/>
      <style:graphic-properties draw:stroke="solid" svg:stroke-width="0.051cm" svg:stroke-color="#000000" svg:stroke-opacity="100%" draw:stroke-linejoin="roun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77cm" svg:height="9cm" xlink:href=".." xlink:type="simple" chart:class="chart:bar" chart:style-name="ch1">
        <chart:legend chart:legend-position="end" svg:x="4.881cm" svg:y="3.042cm" style:legend-expansion="custom" chartooo:width="4.582cm" chartooo:height="1.684cm" style:legend-expansion-aspect-ratio="2.7209026128266" chart:style-name="ch2"/>
        <chart:plot-area chart:style-name="ch3" table:cell-range-address="'Tracking 1hr'.A40:'Tracking 1hr'.C40 'Tracking 1hr'.B39:'Tracking 1hr'.C39" chart:data-source-has-labels="both" svg:x="0.193cm" svg:y="0.179cm" svg:width="4.123cm" svg:height="8.638cm">
          <chartooo:coordinate-region svg:x="1.568cm" svg:y="0.495cm" svg:width="2.748cm" svg:height="7.442cm"/>
          <chart:axis chart:dimension="x" chart:name="primary-x" chart:style-name="ch4" chartooo:axis-type="auto">
            <chartooo:date-scale/>
            <chart:categories table:cell-range-address="'Tracking 1hr'.A40:'Tracking 1hr'.A40"/>
          </chart:axis>
          <chart:axis chart:dimension="y" chart:name="primary-y" chart:style-name="ch5"/>
          <chart:series chart:style-name="ch6" chart:values-cell-range-address="'Tracking 1hr'.B40:'Tracking 1hr'.B40" chart:label-cell-address="'Tracking 1hr'.B39:'Tracking 1hr'.B39" chart:class="chart:bar">
            <chart:error-indicator chart:style-name="ch7" chart:dimension="y"/>
            <chart:data-point/>
          </chart:series>
          <chart:series chart:style-name="ch8" chart:values-cell-range-address="'Tracking 1hr'.C40:'Tracking 1hr'.C40" chart:label-cell-address="'Tracking 1hr'.C39:'Tracking 1hr'.C39" chart:class="chart:bar">
            <chart:error-indicator chart:style-name="ch9" chart:dimension="y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MM 2.0</text:p>
                <draw:g>
                  <svg:desc>'Tracking 1hr'.B39:'Tracking 1hr'.B39</svg:desc>
                </draw:g>
              </table:table-cell>
              <table:table-cell office:value-type="string">
                <text:p/>
              </table:table-cell>
              <table:table-cell office:value-type="string">
                <text:p>F-TGMM v2.5</text:p>
                <draw:g>
                  <svg:desc>'Tracking 1hr'.C39:'Tracking 1hr'.C39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Tracking 1hr'.A40:'Tracking 1hr'.A40</svg:desc>
                </draw:g>
              </table:table-cell>
              <table:table-cell office:value-type="float" office:value="0.842668285416654">
                <text:p>0.842668285416654</text:p>
                <draw:g>
                  <svg:desc>'Tracking 1hr'.B40:'Tracking 1hr'.B40</svg:desc>
                </draw:g>
              </table:table-cell>
              <table:table-cell office:value-type="float" office:value="0.0252574933671082">
                <text:p>0.0252574933671082</text:p>
                <draw:g>
                  <svg:desc>'Tracking 1hr'.B42:'Tracking 1hr'.B42</svg:desc>
                </draw:g>
              </table:table-cell>
              <table:table-cell office:value-type="float" office:value="0.913938485740743">
                <text:p>0.913938485740743</text:p>
                <draw:g>
                  <svg:desc>'Tracking 1hr'.C40:'Tracking 1hr'.C40</svg:desc>
                </draw:g>
              </table:table-cell>
              <table:table-cell office:value-type="float" office:value="0.0173852811264893">
                <text:p>0.0173852811264893</text:p>
                <draw:g>
                  <svg:desc>'Tracking 1hr'.C42:'Tracking 1hr'.C4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7" chart:origin="0" chart:interval-major="0.2" chart:reverse-direction="false" text:line-break="false" loext:try-staggering-first="false" chart:link-data-style-to-source="fals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Division.C29:Division.C30"/>
      <style:graphic-properties draw:stroke="none" draw:fill-color="#bdbdbd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false" chart:error-category="cell-range" chart:error-upper-range="Division.C29:Division.C30" loext:std-weight="1"/>
      <style:graphic-properties draw:stroke="solid" svg:stroke-width="0.051cm" svg:stroke-color="#000000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Division.D29:Division.D30"/>
      <style:graphic-properties draw:stroke="none" draw:fill-color="#00e5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Division.D29:Division.D30" loext:std-weight="1"/>
      <style:graphic-properties draw:stroke="solid" svg:stroke-width="0.051cm" svg:stroke-color="#000000" svg:stroke-opacity="100%" draw:stroke-linejoin="roun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7cm" svg:height="9cm" xlink:href=".." xlink:type="simple" chart:class="chart:bar" chart:style-name="ch1">
        <chart:legend chart:legend-position="end" svg:x="1.497cm" svg:y="0.307cm" style:legend-expansion="custom" chartooo:width="4.498cm" chartooo:height="1.598cm" style:legend-expansion-aspect-ratio="2.81476846057572" chart:style-name="ch2"/>
        <chart:plot-area chart:style-name="ch3" table:cell-range-address="Division.B26:Division.D27 Division.C25:Division.D25" chart:data-source-has-labels="both" svg:x="-0.016cm" svg:y="0.177cm" svg:width="7.656cm" svg:height="8.637cm">
          <chartooo:coordinate-region svg:x="1.359cm" svg:y="0.177cm" svg:width="6.281cm" svg:height="7.757cm"/>
          <chart:axis chart:dimension="x" chart:name="primary-x" chart:style-name="ch4" chartooo:axis-type="auto">
            <chartooo:date-scale/>
            <chart:categories table:cell-range-address="Division.B26:Division.B27"/>
          </chart:axis>
          <chart:axis chart:dimension="y" chart:name="primary-y" chart:style-name="ch5"/>
          <chart:series chart:style-name="ch6" chart:values-cell-range-address="Division.C26:Division.C27" chart:label-cell-address="Division.C25:Division.C25" chart:class="chart:bar">
            <chart:error-indicator chart:style-name="ch7" chart:dimension="y"/>
            <chart:data-point chart:repeated="2"/>
          </chart:series>
          <chart:series chart:style-name="ch8" chart:values-cell-range-address="Division.D26:Division.D27" chart:label-cell-address="Division.D25:Division.D25" chart:class="chart:bar">
            <chart:error-indicator chart:style-name="ch9" chart:dimension="y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MM 2.0</text:p>
                <draw:g>
                  <svg:desc>Division.C25:Division.C2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-TGMM v2.5</text:p>
                <draw:g>
                  <svg:desc>Division.D25:Division.D25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dentification</text:p>
                <draw:g>
                  <svg:desc>Division.B26:Division.B27</svg:desc>
                </draw:g>
              </table:table-cell>
              <table:table-cell office:value-type="float" office:value="0.144038406600793">
                <text:p>0.144038406600793</text:p>
                <draw:g>
                  <svg:desc>Division.C26:Division.C27</svg:desc>
                </draw:g>
              </table:table-cell>
              <table:table-cell office:value-type="float" office:value="0.0535589189138991">
                <text:p>0.0535589189138991</text:p>
                <draw:g>
                  <svg:desc>Division.C29:Division.C30</svg:desc>
                </draw:g>
              </table:table-cell>
              <table:table-cell office:value-type="float" office:value="0.22350637654589">
                <text:p>0.22350637654589</text:p>
                <draw:g>
                  <svg:desc>Division.D26:Division.D27</svg:desc>
                </draw:g>
              </table:table-cell>
              <table:table-cell office:value-type="float" office:value="0.0570584686016043">
                <text:p>0.0570584686016043</text:p>
                <draw:g>
                  <svg:desc>Division.D29:Division.D30</svg:desc>
                </draw:g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115273508922954">
                <text:p>0.115273508922954</text:p>
              </table:table-cell>
              <table:table-cell office:value-type="float" office:value="0.569576719576719">
                <text:p>0.569576719576719</text:p>
              </table:table-cell>
              <table:table-cell office:value-type="float" office:value="0.0531345765274752">
                <text:p>0.05313457652747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10">
      <style:chart-properties chart:display-label="true" chart:logarithmic="false" chart:maximum="0.98" chart:origin="0" chart:interval-major="0.02" chart:reverse-direction="false" text:line-break="false" loext:try-staggering-first="false" chart:link-data-style-to-source="fals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'Tracking 6min'.B41:'Tracking 6min'.B41"/>
      <style:graphic-properties draw:stroke="none" draw:fill-color="#bdbdbd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false" chart:error-category="cell-range" chart:error-upper-range="'Tracking 6min'.B41:'Tracking 6min'.B41" loext:std-weight="1"/>
      <style:graphic-properties draw:stroke="solid" svg:stroke-width="0.051cm" svg:stroke-color="#000000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'Tracking 6min'.C41:'Tracking 6min'.C41"/>
      <style:graphic-properties draw:stroke="none" draw:fill-color="#00e5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'Tracking 6min'.C41:'Tracking 6min'.C41" loext:std-weight="1"/>
      <style:graphic-properties draw:stroke="solid" svg:stroke-width="0.051cm" svg:stroke-color="#000000" svg:stroke-opacity="100%" draw:stroke-linejoin="roun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77cm" svg:height="9cm" xlink:href=".." xlink:type="simple" chart:class="chart:bar" chart:style-name="ch1">
        <chart:legend chart:legend-position="end" svg:x="4.881cm" svg:y="3.042cm" style:legend-expansion="custom" chartooo:width="4.582cm" chartooo:height="1.684cm" style:legend-expansion-aspect-ratio="2.7209026128266" chart:style-name="ch2"/>
        <chart:plot-area chart:style-name="ch3" table:cell-range-address="'Tracking 6min'.A39:'Tracking 6min'.C39 'Tracking 6min'.B38:'Tracking 6min'.C38" chart:data-source-has-labels="both" svg:x="0.193cm" svg:y="0.179cm" svg:width="4.123cm" svg:height="8.638cm">
          <chartooo:coordinate-region svg:x="1.568cm" svg:y="0.495cm" svg:width="2.748cm" svg:height="7.442cm"/>
          <chart:axis chart:dimension="x" chart:name="primary-x" chart:style-name="ch4" chartooo:axis-type="auto">
            <chartooo:date-scale/>
            <chart:categories table:cell-range-address="'Tracking 6min'.A39:'Tracking 6min'.A39"/>
          </chart:axis>
          <chart:axis chart:dimension="y" chart:name="primary-y" chart:style-name="ch5"/>
          <chart:series chart:style-name="ch6" chart:values-cell-range-address="'Tracking 6min'.B39:'Tracking 6min'.B39" chart:label-cell-address="'Tracking 6min'.B38:'Tracking 6min'.B38" chart:class="chart:bar">
            <chart:error-indicator chart:style-name="ch7" chart:dimension="y"/>
            <chart:data-point/>
          </chart:series>
          <chart:series chart:style-name="ch8" chart:values-cell-range-address="'Tracking 6min'.C39:'Tracking 6min'.C39" chart:label-cell-address="'Tracking 6min'.C38:'Tracking 6min'.C38" chart:class="chart:bar">
            <chart:error-indicator chart:style-name="ch9" chart:dimension="y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MM 2.0</text:p>
                <draw:g>
                  <svg:desc>'Tracking 6min'.B38:'Tracking 6min'.B38</svg:desc>
                </draw:g>
              </table:table-cell>
              <table:table-cell office:value-type="string">
                <text:p/>
              </table:table-cell>
              <table:table-cell office:value-type="string">
                <text:p>F-TGMM v2.5</text:p>
                <draw:g>
                  <svg:desc>'Tracking 6min'.C38:'Tracking 6min'.C38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Tracking 6min'.A39:'Tracking 6min'.A39</svg:desc>
                </draw:g>
              </table:table-cell>
              <table:table-cell office:value-type="float" office:value="0.926480899657974">
                <text:p>0.926480899657974</text:p>
                <draw:g>
                  <svg:desc>'Tracking 6min'.B39:'Tracking 6min'.B39</svg:desc>
                </draw:g>
              </table:table-cell>
              <table:table-cell office:value-type="float" office:value="0.0202372310521359">
                <text:p>0.0202372310521359</text:p>
                <draw:g>
                  <svg:desc>'Tracking 6min'.B41:'Tracking 6min'.B41</svg:desc>
                </draw:g>
              </table:table-cell>
              <table:table-cell office:value-type="float" office:value="0.961063392080762">
                <text:p>0.961063392080762</text:p>
                <draw:g>
                  <svg:desc>'Tracking 6min'.C39:'Tracking 6min'.C39</svg:desc>
                </draw:g>
              </table:table-cell>
              <table:table-cell office:value-type="float" office:value="0.0102554963632966">
                <text:p>0.0102554963632966</text:p>
                <draw:g>
                  <svg:desc>'Tracking 6min'.C41:'Tracking 6min'.C4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